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917f" officeooo:paragraph-rsid="000d917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d917f" officeooo:paragraph-rsid="000d917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d917f" officeooo:paragraph-rsid="000d917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BASES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1:43:13.908611283</meta:creation-date>
    <dc:date>2018-10-10T11:44:36.010576002</dc:date>
    <meta:editing-duration>PT1M25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5.4.6.2$Linux_X86_64 LibreOffice_project/40m0$Build-2</meta:generator>
  </office:meta>
</office:document-meta>
</file>